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gisterModel" style:family="table">
      <style:table-properties style:width="170.13mm" fo:margin-left="0mm" table:align="left" fo:keep-with-next="always" style:may-break-between-rows="true" table:border-model="collapsing"/>
    </style:style>
    <style:style style:name="RegisterModel.A" style:family="table-column">
      <style:table-column-properties style:column-width="15.08mm"/>
    </style:style>
    <style:style style:name="RegisterModel.B" style:family="table-column">
      <style:table-column-properties style:column-width="34.66mm"/>
    </style:style>
    <style:style style:name="RegisterModel.C" style:family="table-column">
      <style:table-column-properties style:column-width="29.63mm"/>
    </style:style>
    <style:style style:name="RegisterModel.D" style:family="table-column">
      <style:table-column-properties style:column-width="90.75mm"/>
    </style:style>
    <style:style style:name="RegisterModel.1" style:family="table-row">
      <style:table-row-properties fo:keep-together="auto"/>
    </style:style>
    <style:style style:name="RegisterModel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RegisterModel.B2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gisterModel.C2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RegisterModel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RegisterModel.C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GassignmentTable" style:family="table">
      <style:table-properties style:width="88.37mm" table:align="left" style:may-break-between-rows="true" table:border-model="collapsing"/>
    </style:style>
    <style:style style:name="REGassignmentTable.A" style:family="table-column">
      <style:table-column-properties style:column-width="21.43mm"/>
    </style:style>
    <style:style style:name="REGassignmentTable.B" style:family="table-column">
      <style:table-column-properties style:column-width="35.24mm"/>
    </style:style>
    <style:style style:name="REGassignmentTable.C" style:family="table-column">
      <style:table-column-properties style:column-width="17.15mm"/>
    </style:style>
    <style:style style:name="REGassignmentTable.D" style:family="table-column">
      <style:table-column-properties style:column-width="14.55mm"/>
    </style:style>
    <style:style style:name="REGassignmentTable.1" style:family="table-row">
      <style:table-row-properties fo:keep-together="auto"/>
    </style:style>
    <style:style style:name="REGassignmentTable.A1" style:family="table-cell">
      <style:table-cell-properties fo:background-color="transparent" fo:padding="0mm" fo:border-left="none" fo:border-right="none" fo:border-top="0.75pt solid #000000" fo:border-bottom="0.75pt solid #000000" style:writing-mode="page">
        <style:background-image/>
      </style:table-cell-properties>
    </style:style>
    <style:style style:name="REGassignmentTable.A2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C2" style:family="table-cell" style:data-style-name="N0">
      <style:table-cell-properties fo:background-color="transparent" fo:padding="0mm" fo:border="none" style:writing-mode="page">
        <style:background-image/>
      </style:table-cell-properties>
    </style:style>
    <style:style style:name="REGassignmentTable.A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B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C9" style:family="table-cell" style:data-style-name="N0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D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Flags" style:family="table">
      <style:table-properties style:width="170.06mm" table:align="margins"/>
    </style:style>
    <style:style style:name="Flags.A" style:family="table-column">
      <style:table-column-properties style:column-width="34.01mm" style:rel-column-width="13107*"/>
    </style:style>
    <style:style style:name="Flags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ags.D1" style:family="table-cell" style:data-style-name="N0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ags.E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Flags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Flags.B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Flags.C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Flags.D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Flags.E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lags.A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Flags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Flags.C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Flags.D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Flags.E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ructionSetOverview" style:family="table">
      <style:table-properties style:width="170.06mm" fo:margin-left="0mm" fo:margin-right="0mm" fo:break-before="page" table:align="margins"/>
    </style:style>
    <style:style style:name="InstructionSetOverview.A" style:family="table-column">
      <style:table-column-properties style:column-width="29mm" style:rel-column-width="11178*"/>
    </style:style>
    <style:style style:name="InstructionSetOverview.B" style:family="table-column">
      <style:table-column-properties style:column-width="29.02mm" style:rel-column-width="11185*"/>
    </style:style>
    <style:style style:name="InstructionSetOverview.E" style:family="table-column">
      <style:table-column-properties style:column-width="53.99mm" style:rel-column-width="20809*"/>
    </style:style>
    <style:style style:name="InstructionSetOverview.A1" style:family="table-cell">
      <style:table-cell-properties fo:padding="0.97mm" fo:border-left="0.05pt solid #000000" fo:border-right="none" fo:border-top="0.05pt solid #000000" fo:border-bottom="0.05pt solid #000000"/>
    </style:style>
    <style:style style:name="InstructionSetOverview.E1" style:family="table-cell">
      <style:table-cell-properties fo:padding="0.97mm" fo:border="0.05pt solid #000000"/>
    </style:style>
    <style:style style:name="InstructionSetOverview.A2" style:family="table-cell">
      <style:table-cell-properties fo:padding="0.97mm" fo:border-left="0.05pt solid #000000" fo:border-right="none" fo:border-top="none" fo:border-bottom="0.05pt solid #000000"/>
    </style:style>
    <style:style style:name="InstructionSetOverview.E2" style:family="table-cell">
      <style:table-cell-properties fo:padding="0.97mm" fo:border-left="0.05pt solid #000000" fo:border-right="0.05pt solid #000000" fo:border-top="none" fo:border-bottom="0.05pt solid #000000"/>
    </style:style>
    <style:style style:name="InstructionSetOverview.4" style:family="table-row">
      <style:table-row-properties style:min-row-height="10.02mm"/>
    </style:style>
    <style:style style:name="InstructionSetOverview.5" style:family="table-row">
      <style:table-row-properties style:min-row-height="6.28mm"/>
    </style:style>
    <style:style style:name="InstructionSetOverview.58" style:family="table-row">
      <style:table-row-properties style:min-row-height="5.66mm"/>
    </style:style>
    <style:style style:name="P1" style:family="paragraph" style:parent-style-name="Standard">
      <style:text-properties officeooo:rsid="002822cf" officeooo:paragraph-rsid="002822cf"/>
    </style:style>
    <style:style style:name="P2" style:family="paragraph" style:parent-style-name="Standard">
      <style:text-properties officeooo:rsid="002949b7" officeooo:paragraph-rsid="002949b7"/>
    </style:style>
    <style:style style:name="P3" style:family="paragraph" style:parent-style-name="Table_20_Contents">
      <style:text-properties officeooo:rsid="002043fc" officeooo:paragraph-rsid="002043fc"/>
    </style:style>
    <style:style style:name="P4" style:family="paragraph" style:parent-style-name="Table_20_Contents">
      <style:text-properties officeooo:rsid="002043fc" officeooo:paragraph-rsid="00235fc0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35fc0" officeooo:paragraph-rsid="00235fc0" style:font-weight-asian="bold" style:font-weight-complex="bold"/>
    </style:style>
    <style:style style:name="P6" style:family="paragraph" style:parent-style-name="Table_20_Contents">
      <style:text-properties fo:font-weight="bold" officeooo:rsid="002822cf" officeooo:paragraph-rsid="002822c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822cf" officeooo:paragraph-rsid="002822c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949b7" officeooo:paragraph-rsid="002949b7" style:font-weight-asian="bold" style:font-weight-complex="bold"/>
    </style:style>
    <style:style style:name="P9" style:family="paragraph" style:parent-style-name="Text_20_body">
      <style:text-properties fo:font-weight="bold" officeooo:rsid="0045a8e9" officeooo:paragraph-rsid="0045a8e9" style:font-weight-asian="bold" style:font-weight-complex="bold"/>
    </style:style>
    <style:style style:name="P10" style:family="paragraph" style:parent-style-name="Table_20_Contents">
      <style:text-properties officeooo:rsid="00267862" officeooo:paragraph-rsid="00267862"/>
    </style:style>
    <style:style style:name="P11" style:family="paragraph" style:parent-style-name="Table_20_Contents">
      <style:text-properties officeooo:rsid="0027ecba" officeooo:paragraph-rsid="0027ecba"/>
    </style:style>
    <style:style style:name="P12" style:family="paragraph" style:parent-style-name="Table_20_Contents">
      <style:text-properties officeooo:rsid="0027ecba" officeooo:paragraph-rsid="0053d9ec"/>
    </style:style>
    <style:style style:name="P13" style:family="paragraph" style:parent-style-name="Text_20_body">
      <style:text-properties officeooo:rsid="001d45c5" officeooo:paragraph-rsid="001d45c5"/>
    </style:style>
    <style:style style:name="P14" style:family="paragraph" style:parent-style-name="Title">
      <style:text-properties officeooo:rsid="001d45c5" officeooo:paragraph-rsid="001d45c5"/>
    </style:style>
    <style:style style:name="P15" style:family="paragraph" style:parent-style-name="Text_20_body">
      <style:text-properties officeooo:rsid="001d45c5" officeooo:paragraph-rsid="002043fc"/>
    </style:style>
    <style:style style:name="P16" style:family="paragraph" style:parent-style-name="Text_20_body">
      <style:text-properties officeooo:rsid="0024c1ec" officeooo:paragraph-rsid="0024c1ec"/>
    </style:style>
    <style:style style:name="P17" style:family="paragraph" style:parent-style-name="Standard">
      <style:text-properties officeooo:rsid="002c3174" officeooo:paragraph-rsid="002c3174"/>
    </style:style>
    <style:style style:name="P18" style:family="paragraph" style:parent-style-name="Footnote">
      <style:text-properties officeooo:rsid="0036829b" officeooo:paragraph-rsid="0036829b"/>
    </style:style>
    <style:style style:name="P19" style:family="paragraph" style:parent-style-name="Standard">
      <style:text-properties officeooo:rsid="00336893" officeooo:paragraph-rsid="00336893"/>
    </style:style>
    <style:style style:name="P20" style:family="paragraph" style:parent-style-name="Table_20_Contents">
      <style:text-properties officeooo:rsid="0031ae41" officeooo:paragraph-rsid="0031ae41"/>
    </style:style>
    <style:style style:name="P21" style:family="paragraph" style:parent-style-name="Table_20_Contents">
      <style:text-properties fo:font-weight="normal" officeooo:rsid="003439c2" officeooo:paragraph-rsid="003439c2" style:font-weight-asian="normal" style:font-weight-complex="normal"/>
    </style:style>
    <style:style style:name="P22" style:family="paragraph" style:parent-style-name="Table_20_Contents">
      <style:text-properties fo:font-weight="normal" officeooo:rsid="00349ac4" officeooo:paragraph-rsid="00349ac4" style:font-weight-asian="normal" style:font-weight-complex="normal"/>
    </style:style>
    <style:style style:name="P23" style:family="paragraph" style:parent-style-name="Standard">
      <style:text-properties officeooo:rsid="00392d97" officeooo:paragraph-rsid="00392d97"/>
    </style:style>
    <style:style style:name="P24" style:family="paragraph" style:parent-style-name="Standard">
      <style:text-properties officeooo:rsid="00398969" officeooo:paragraph-rsid="00398969"/>
    </style:style>
    <style:style style:name="P25" style:family="paragraph" style:parent-style-name="Table_20_Contents">
      <style:text-properties officeooo:rsid="003ae9b8" officeooo:paragraph-rsid="003ae9b8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5a9" officeooo:paragraph-rsid="00422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7c72" officeooo:paragraph-rsid="00627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officeooo:rsid="004cf250" officeooo:paragraph-rsid="004cf250"/>
    </style:style>
    <style:style style:name="P38" style:family="paragraph" style:parent-style-name="Text_20_body">
      <style:text-properties officeooo:rsid="0045a8e9" officeooo:paragraph-rsid="0045a8e9"/>
    </style:style>
    <style:style style:name="P39" style:family="paragraph" style:parent-style-name="Text_20_body">
      <style:text-properties officeooo:rsid="00486a28" officeooo:paragraph-rsid="00486a28"/>
    </style:style>
    <style:style style:name="P40" style:family="paragraph" style:parent-style-name="Footnote">
      <style:text-properties officeooo:rsid="005143c3" officeooo:paragraph-rsid="005143c3"/>
    </style:style>
    <style:style style:name="P41" style:family="paragraph" style:parent-style-name="Table">
      <style:paragraph-properties fo:keep-with-next="always"/>
    </style:style>
    <style:style style:name="P42" style:family="paragraph" style:parent-style-name="Table_20_Contents">
      <style:text-properties officeooo:rsid="00562ac6" officeooo:paragraph-rsid="00562ac6"/>
    </style:style>
    <style:style style:name="P43" style:family="paragraph" style:parent-style-name="Text_20_body">
      <style:text-properties officeooo:rsid="00260e8a" officeooo:paragraph-rsid="00260e8a"/>
    </style:style>
    <style:style style:name="P44" style:family="paragraph" style:parent-style-name="Text_20_body">
      <style:text-properties officeooo:rsid="00260e8a" officeooo:paragraph-rsid="002043fc"/>
    </style:style>
    <style:style style:name="P45" style:family="paragraph" style:parent-style-name="Text_20_body">
      <style:text-properties officeooo:rsid="005bd517" officeooo:paragraph-rsid="005bd517"/>
    </style:style>
    <style:style style:name="P46" style:family="paragraph" style:parent-style-name="Table_20_Contents">
      <style:text-properties officeooo:rsid="005bd517" officeooo:paragraph-rsid="005f7da0"/>
    </style:style>
    <style:style style:name="P47" style:family="paragraph" style:parent-style-name="Text_20_body">
      <style:text-properties officeooo:rsid="005bd517" officeooo:paragraph-rsid="005cbb60"/>
    </style:style>
    <style:style style:name="P48" style:family="paragraph" style:parent-style-name="Text_20_body">
      <style:text-properties officeooo:paragraph-rsid="00627c72"/>
    </style:style>
    <style:style style:name="P49" style:family="paragraph" style:parent-style-name="Heading_20_1">
      <style:text-properties officeooo:rsid="003c66a9" officeooo:paragraph-rsid="003c66a9"/>
    </style:style>
    <style:style style:name="P50" style:family="paragraph" style:parent-style-name="Heading_20_1">
      <style:text-properties officeooo:rsid="00627c72" officeooo:paragraph-rsid="00627c72"/>
    </style:style>
    <style:style style:name="P51" style:family="paragraph" style:parent-style-name="Heading_20_1">
      <style:text-properties officeooo:rsid="002043fc" officeooo:paragraph-rsid="002043fc"/>
    </style:style>
    <style:style style:name="P52" style:family="paragraph" style:parent-style-name="Heading_20_1">
      <style:text-properties officeooo:rsid="005bd517" officeooo:paragraph-rsid="005bd517"/>
    </style:style>
    <style:style style:name="P53" style:family="paragraph" style:parent-style-name="Heading_20_2">
      <style:text-properties officeooo:rsid="005bd517" officeooo:paragraph-rsid="005bd517"/>
    </style:style>
    <style:style style:name="P54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865b"/>
    </style:style>
    <style:style style:name="T2" style:family="text">
      <style:text-properties officeooo:rsid="00235fc0"/>
    </style:style>
    <style:style style:name="T3" style:family="text">
      <style:text-properties officeooo:rsid="00267862"/>
    </style:style>
    <style:style style:name="T4" style:family="text">
      <style:text-properties officeooo:rsid="002ad758"/>
    </style:style>
    <style:style style:name="T5" style:family="text">
      <style:text-properties officeooo:rsid="002c3174"/>
    </style:style>
    <style:style style:name="T6" style:family="text">
      <style:text-properties officeooo:rsid="00336893"/>
    </style:style>
    <style:style style:name="T7" style:family="text">
      <style:text-properties officeooo:rsid="003a78f2"/>
    </style:style>
    <style:style style:name="T8" style:family="text">
      <style:text-properties officeooo:rsid="004c036d"/>
    </style:style>
    <style:style style:name="T9" style:family="text">
      <style:text-properties officeooo:rsid="004cf250"/>
    </style:style>
    <style:style style:name="T10" style:family="text">
      <style:text-properties officeooo:rsid="00548fe4"/>
    </style:style>
    <style:style style:name="T11" style:family="text">
      <style:text-properties officeooo:rsid="00550b36"/>
    </style:style>
    <style:style style:name="T12" style:family="text">
      <style:text-properties officeooo:rsid="005cbb60"/>
    </style:style>
    <style:style style:name="T13" style:family="text">
      <style:text-properties officeooo:rsid="005eaafc"/>
    </style:style>
    <style:style style:name="T14" style:family="text">
      <style:text-properties officeooo:rsid="006429a4"/>
    </style:style>
    <style:style style:name="T15" style:family="text">
      <style:text-properties officeooo:rsid="0067b1d1"/>
    </style:style>
    <style:style style:name="T16" style:family="text">
      <style:text-properties officeooo:rsid="006b1d6a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l</text:span>il CPU</text:p>
      <text:p text:style-name="P13">32 bit instruction.</text:p>
      <text:p text:style-name="P13">up to 16 bit data</text:p>
      <table:table table:name="RegisterModel" table:style-name="RegisterModel" table:template-name="Default Style">
        <table:table-column table:style-name="RegisterModel.A"/>
        <table:table-column table:style-name="RegisterModel.B"/>
        <table:table-column table:style-name="RegisterModel.C"/>
        <table:table-column table:style-name="RegisterModel.D"/>
        <table:table-row table:style-name="RegisterModel.1">
          <table:table-cell table:style-name="RegisterModel.A1" office:value-type="string">
            <text:p text:style-name="P26"/>
          </table:table-cell>
          <table:table-cell table:style-name="RegisterModel.A1" office:value-type="string">
            <text:p text:style-name="P28">Byte</text:p>
          </table:table-cell>
          <table:table-cell table:style-name="RegisterModel.A1" office:value-type="string">
            <text:p text:style-name="P28">Byte</text:p>
          </table:table-cell>
          <table:table-cell table:style-name="RegisterModel.A1" office:value-type="string">
            <text:p text:style-name="P26"/>
          </table:table-cell>
        </table:table-row>
        <table:table-row>
          <table:table-cell table:style-name="RegisterModel.A1" office:value-type="string">
            <text:p text:style-name="P29">AX</text:p>
          </table:table-cell>
          <table:table-cell table:style-name="RegisterModel.B2" office:value-type="string">
            <text:p text:style-name="P28">AL</text:p>
          </table:table-cell>
          <table:table-cell table:style-name="RegisterModel.C2" office:value-type="string">
            <text:p text:style-name="P28">AH</text:p>
          </table:table-cell>
          <table:table-cell table:style-name="RegisterModel.A1" office:value-type="string">
            <text:p text:style-name="P27">Accumulator</text:p>
          </table:table-cell>
        </table:table-row>
        <table:table-row>
          <table:table-cell table:style-name="RegisterModel.A1" office:value-type="string">
            <text:p text:style-name="P29">BX</text:p>
          </table:table-cell>
          <table:table-cell table:style-name="RegisterModel.B3" office:value-type="string">
            <text:p text:style-name="P28">BL</text:p>
          </table:table-cell>
          <table:table-cell table:style-name="RegisterModel.C3" office:value-type="string">
            <text:p text:style-name="P28">BH</text:p>
          </table:table-cell>
          <table:table-cell table:style-name="RegisterModel.A1" office:value-type="string">
            <text:p text:style-name="P27">Base</text:p>
          </table:table-cell>
        </table:table-row>
        <table:table-row>
          <table:table-cell table:style-name="RegisterModel.A1" office:value-type="string">
            <text:p text:style-name="P29">CX</text:p>
          </table:table-cell>
          <table:table-cell table:style-name="RegisterModel.B3" office:value-type="string">
            <text:p text:style-name="P28">CL</text:p>
          </table:table-cell>
          <table:table-cell table:style-name="RegisterModel.C3" office:value-type="string">
            <text:p text:style-name="P28">CH</text:p>
          </table:table-cell>
          <table:table-cell table:style-name="RegisterModel.A1" office:value-type="string">
            <text:p text:style-name="P27">Count</text:p>
          </table:table-cell>
        </table:table-row>
        <table:table-row>
          <table:table-cell table:style-name="RegisterModel.A1" office:value-type="string">
            <text:p text:style-name="P29">DX</text:p>
          </table:table-cell>
          <table:table-cell table:style-name="RegisterModel.B3" office:value-type="string">
            <text:p text:style-name="P28">DL</text:p>
          </table:table-cell>
          <table:table-cell table:style-name="RegisterModel.C3" office:value-type="string">
            <text:p text:style-name="P28">DH</text:p>
          </table:table-cell>
          <table:table-cell table:style-name="RegisterModel.A1" office:value-type="string">
            <text:p text:style-name="P27">Data</text:p>
          </table:table-cell>
        </table:table-row>
        <table:table-row>
          <table:table-cell table:style-name="RegisterModel.A1" office:value-type="string">
            <text:p text:style-name="P34"/>
          </table:table-cell>
          <table:table-cell table:style-name="RegisterModel.C3" table:number-columns-spanned="2" office:value-type="string">
            <text:p text:style-name="P31">SP</text:p>
          </table:table-cell>
          <table:covered-table-cell/>
          <table:table-cell table:style-name="RegisterModel.A1" office:value-type="string">
            <text:p text:style-name="P30">Stack Pointer</text:p>
          </table:table-cell>
        </table:table-row>
        <table:table-row>
          <table:table-cell table:style-name="RegisterModel.A1" office:value-type="string">
            <text:p text:style-name="P34"/>
          </table:table-cell>
          <table:table-cell table:style-name="RegisterModel.C3" table:number-columns-spanned="2" office:value-type="string">
            <text:p text:style-name="P31">BP</text:p>
          </table:table-cell>
          <table:covered-table-cell/>
          <table:table-cell table:style-name="RegisterModel.A1" office:value-type="string">
            <text:p text:style-name="P30">Base Pointer</text:p>
          </table:table-cell>
        </table:table-row>
        <table:table-row table:style-name="RegisterModel.1">
          <table:table-cell table:style-name="RegisterModel.A1" office:value-type="string">
            <text:p text:style-name="P34"/>
          </table:table-cell>
          <table:table-cell table:style-name="RegisterModel.C3" table:number-columns-spanned="2" office:value-type="string">
            <text:p text:style-name="P31">IP</text:p>
          </table:table-cell>
          <table:covered-table-cell/>
          <table:table-cell table:style-name="RegisterModel.A1" office:value-type="string">
            <text:p text:style-name="P30">Instruction Pointer</text:p>
          </table:table-cell>
        </table:table-row>
        <table:table-row table:style-name="RegisterModel.1">
          <table:table-cell table:style-name="RegisterModel.A1" office:value-type="string">
            <text:p text:style-name="P34"/>
          </table:table-cell>
          <table:table-cell table:style-name="RegisterModel.C3" table:number-columns-spanned="2" office:value-type="string">
            <text:p text:style-name="P33">FLAGS</text:p>
          </table:table-cell>
          <table:covered-table-cell/>
          <table:table-cell table:style-name="RegisterModel.A1" office:value-type="string">
            <text:p text:style-name="P32">Status Flags</text:p>
          </table:table-cell>
        </table:table-row>
      </table:table>
      <text:p text:style-name="Table">Table <text:sequence text:ref-name="refTable0" text:name="Table" text:formula="ooow:Table+1" style:num-format="1">1</text:sequence>: Register Model</text:p>
      <text:p text:style-name="P13"/>
      <table:table table:name="REGassignmentTable" table:style-name="REGassignmentTable" table:template-name="Academic">
        <table:table-column table:style-name="REGassignmentTable.A"/>
        <table:table-column table:style-name="REGassignmentTable.B"/>
        <table:table-column table:style-name="REGassignmentTable.C"/>
        <table:table-column table:style-name="REGassignmentTable.D"/>
        <table:table-row table:style-name="REGassignmentTable.1">
          <table:table-cell table:style-name="REGassignmentTable.A1" table:number-columns-spanned="2" office:value-type="string">
            <text:p text:style-name="P35">16-Bit (W = 1)</text:p>
          </table:table-cell>
          <table:covered-table-cell/>
          <table:table-cell table:style-name="REGassignmentTable.A1" table:number-columns-spanned="2" office:value-type="string">
            <text:p text:style-name="P35">8-Bit (W = 0)</text:p>
          </table:table-cell>
          <table:covered-table-cell/>
        </table:table-row>
        <table:table-row table:style-name="REGassignmentTable.1">
          <table:table-cell table:style-name="REGassignmentTable.A2" office:value-type="string">
            <text:p text:style-name="P35">000</text:p>
          </table:table-cell>
          <table:table-cell table:style-name="REGassignmentTable.A2" office:value-type="string">
            <text:p text:style-name="P35">AX</text:p>
          </table:table-cell>
          <table:table-cell table:style-name="REGassignmentTable.C2" office:value-type="float" office:value="0">
            <text:p text:style-name="P35">0</text:p>
          </table:table-cell>
          <table:table-cell table:style-name="REGassignmentTable.A2" office:value-type="string">
            <text:p text:style-name="P35">AL</text:p>
          </table:table-cell>
        </table:table-row>
        <table:table-row table:style-name="REGassignmentTable.1">
          <table:table-cell table:style-name="REGassignmentTable.A2" office:value-type="string">
            <text:p text:style-name="P35">001</text:p>
          </table:table-cell>
          <table:table-cell table:style-name="REGassignmentTable.A2" office:value-type="string">
            <text:p text:style-name="P35">BX</text:p>
          </table:table-cell>
          <table:table-cell table:style-name="REGassignmentTable.C2" office:value-type="float" office:value="1">
            <text:p text:style-name="P35">1</text:p>
          </table:table-cell>
          <table:table-cell table:style-name="REGassignmentTable.A2" office:value-type="string">
            <text:p text:style-name="P35">BL</text:p>
          </table:table-cell>
        </table:table-row>
        <table:table-row table:style-name="REGassignmentTable.1">
          <table:table-cell table:style-name="REGassignmentTable.A2" office:value-type="string">
            <text:p text:style-name="P35">010</text:p>
          </table:table-cell>
          <table:table-cell table:style-name="REGassignmentTable.A2" office:value-type="string">
            <text:p text:style-name="P35">CX</text:p>
          </table:table-cell>
          <table:table-cell table:style-name="REGassignmentTable.C2" office:value-type="float" office:value="10">
            <text:p text:style-name="P35">10</text:p>
          </table:table-cell>
          <table:table-cell table:style-name="REGassignmentTable.A2" office:value-type="string">
            <text:p text:style-name="P35">CL</text:p>
          </table:table-cell>
        </table:table-row>
        <table:table-row table:style-name="REGassignmentTable.1">
          <table:table-cell table:style-name="REGassignmentTable.A2" office:value-type="string">
            <text:p text:style-name="P35">011</text:p>
          </table:table-cell>
          <table:table-cell table:style-name="REGassignmentTable.A2" office:value-type="string">
            <text:p text:style-name="P35">DX</text:p>
          </table:table-cell>
          <table:table-cell table:style-name="REGassignmentTable.C2" office:value-type="float" office:value="11">
            <text:p text:style-name="P35">11</text:p>
          </table:table-cell>
          <table:table-cell table:style-name="REGassignmentTable.A2" office:value-type="string">
            <text:p text:style-name="P35">DL</text:p>
          </table:table-cell>
        </table:table-row>
        <table:table-row table:style-name="REGassignmentTable.1">
          <table:table-cell table:style-name="REGassignmentTable.A2" office:value-type="string">
            <text:p text:style-name="P35">100</text:p>
          </table:table-cell>
          <table:table-cell table:style-name="REGassignmentTable.A2" office:value-type="string">
            <text:p text:style-name="P35">SP</text:p>
          </table:table-cell>
          <table:table-cell table:style-name="REGassignmentTable.C2" office:value-type="float" office:value="100">
            <text:p text:style-name="P35">100</text:p>
          </table:table-cell>
          <table:table-cell table:style-name="REGassignmentTable.A2" office:value-type="string">
            <text:p text:style-name="P35">AH</text:p>
          </table:table-cell>
        </table:table-row>
        <table:table-row table:style-name="REGassignmentTable.1">
          <table:table-cell table:style-name="REGassignmentTable.A2" office:value-type="string">
            <text:p text:style-name="P35">101</text:p>
          </table:table-cell>
          <table:table-cell table:style-name="REGassignmentTable.A2" office:value-type="string">
            <text:p text:style-name="P35">BP</text:p>
          </table:table-cell>
          <table:table-cell table:style-name="REGassignmentTable.C2" office:value-type="float" office:value="101">
            <text:p text:style-name="P35">101</text:p>
          </table:table-cell>
          <table:table-cell table:style-name="REGassignmentTable.A2" office:value-type="string">
            <text:p text:style-name="P35">BH</text:p>
          </table:table-cell>
        </table:table-row>
        <table:table-row table:style-name="REGassignmentTable.1">
          <table:table-cell table:style-name="REGassignmentTable.A2" office:value-type="string">
            <text:p text:style-name="P35">110</text:p>
          </table:table-cell>
          <table:table-cell table:style-name="REGassignmentTable.A2" office:value-type="string">
            <text:p text:style-name="P35">IP</text:p>
          </table:table-cell>
          <table:table-cell table:style-name="REGassignmentTable.C2" office:value-type="float" office:value="110">
            <text:p text:style-name="P35">110</text:p>
          </table:table-cell>
          <table:table-cell table:style-name="REGassignmentTable.A2" office:value-type="string">
            <text:p text:style-name="P35">CH</text:p>
          </table:table-cell>
        </table:table-row>
        <table:table-row table:style-name="REGassignmentTable.1">
          <table:table-cell table:style-name="REGassignmentTable.A9" office:value-type="string">
            <text:p text:style-name="P35">111</text:p>
          </table:table-cell>
          <table:table-cell table:style-name="REGassignmentTable.B9" office:value-type="string">
            <text:p text:style-name="P35">FLAGS</text:p>
          </table:table-cell>
          <table:table-cell table:style-name="REGassignmentTable.C9" office:value-type="float" office:value="111">
            <text:p text:style-name="P35">111</text:p>
          </table:table-cell>
          <table:table-cell table:style-name="REGassignmentTable.D9" office:value-type="string">
            <text:p text:style-name="P35">DH</text:p>
          </table:table-cell>
        </table:table-row>
      </table:table>
      <text:p text:style-name="P13"/>
      <text:h text:style-name="P49" text:outline-level="1">Memory Organization</text:h>
      <text:p text:style-name="P39">Total of 1<text:span text:style-name="T10">7</text:span>-Bit Address and 16-Bit Data</text:p>
      <text:p text:style-name="P9">Base Pointer:</text:p>
      <text:p text:style-name="Text_20_body">From:<text:tab/>00000h</text:p>
      <text:p text:style-name="P38">To:<text:tab/>0FFFFh</text:p>
      <text:p text:style-name="P9">Stack Pointer:</text:p>
      <text:p text:style-name="P38">From:<text:tab/>10000h</text:p>
      <text:p text:style-name="P38">To:<text:tab/>1FFFFh</text:p>
      <text:h text:style-name="P50" text:outline-level="1"><text:soft-page-break/>Flags</text:h>
      <table:table table:name="Flags" table:style-name="Flags" table:template-name="Default Style">
        <table:table-column table:style-name="Flags.A" table:number-columns-repeated="5"/>
        <table:table-row>
          <table:table-cell table:style-name="Flags.A1" office:value-type="string">
            <text:p text:style-name="P36">Bit #</text:p>
          </table:table-cell>
          <table:table-cell table:style-name="Flags.A1" office:value-type="string">
            <text:p text:style-name="P36">Abbreviation</text:p>
          </table:table-cell>
          <table:table-cell table:style-name="Flags.A1" office:value-type="string">
            <text:p text:style-name="P36">Description</text:p>
          </table:table-cell>
          <table:table-cell table:style-name="Flags.D1" office:value-type="float" office:value="1">
            <text:p text:style-name="P36">1</text:p>
          </table:table-cell>
          <table:table-cell table:style-name="Flags.E1" office:value-type="string">
            <text:p text:style-name="P36">0</text:p>
          </table:table-cell>
        </table:table-row>
        <table:table-row>
          <table:table-cell table:style-name="Flags.A2" office:value-type="string">
            <text:p text:style-name="P36">0</text:p>
          </table:table-cell>
          <table:table-cell table:style-name="Flags.B2" office:value-type="string">
            <text:p text:style-name="P36">CF</text:p>
          </table:table-cell>
          <table:table-cell table:style-name="Flags.C2" office:value-type="string">
            <text:p text:style-name="P36">Carry flag</text:p>
          </table:table-cell>
          <table:table-cell table:style-name="Flags.B2" office:value-type="string">
            <text:p text:style-name="P36">CY(carry)</text:p>
          </table:table-cell>
          <table:table-cell table:style-name="Flags.E2" office:value-type="string">
            <text:p text:style-name="P36">NC(no Carry)</text:p>
          </table:table-cell>
        </table:table-row>
        <table:table-row>
          <table:table-cell table:style-name="Flags.A3" office:value-type="string">
            <text:p text:style-name="P26"/>
          </table:table-cell>
          <table:table-cell table:style-name="Flags.B3" office:value-type="string">
            <text:p text:style-name="P26"/>
          </table:table-cell>
          <table:table-cell table:style-name="Flags.C3" office:value-type="string">
            <text:p text:style-name="P26"/>
          </table:table-cell>
          <table:table-cell table:style-name="Flags.B3" office:value-type="string">
            <text:p text:style-name="P26"/>
          </table:table-cell>
          <table:table-cell table:style-name="Flags.E3" office:value-type="string">
            <text:p text:style-name="P26"/>
          </table:table-cell>
        </table:table-row>
      </table:table>
      <text:p text:style-name="P48"/>
      <text:h text:style-name="P51" text:outline-level="1">Instruction Set Overview</text:h>
      <text:p text:style-name="P41">Table <text:sequence text:ref-name="refTable1" text:name="Table" text:formula="ooow:Table+1" style:num-format="1">2</text:sequence></text:p>
      <table:table table:name="InstructionSetOverview" table:style-name="InstructionSetOverview">
        <table:table-column table:style-name="InstructionSetOverview.A"/>
        <table:table-column table:style-name="InstructionSetOverview.B"/>
        <table:table-column table:style-name="InstructionSetOverview.A"/>
        <table:table-column table:style-name="InstructionSetOverview.B"/>
        <table:table-column table:style-name="InstructionSetOverview.E"/>
        <table:table-row>
          <table:table-cell table:style-name="InstructionSetOverview.A1" table:number-columns-spanned="4" office:value-type="string">
            <text:p text:style-name="P3">Instruction Code</text:p>
          </table:table-cell>
          <table:covered-table-cell/>
          <table:covered-table-cell/>
          <table:covered-table-cell/>
          <table:table-cell table:style-name="InstructionSetOverview.E1" office:value-type="string">
            <text:p text:style-name="P3">Description</text:p>
          </table:table-cell>
        </table:table-row>
        <table:table-row>
          <table:table-cell table:style-name="InstructionSetOverview.A2" office:value-type="string">
            <text:p text:style-name="P3">Byte 4</text:p>
          </table:table-cell>
          <table:table-cell table:style-name="InstructionSetOverview.A2" office:value-type="string">
            <text:p text:style-name="P3">Byte 3</text:p>
          </table:table-cell>
          <table:table-cell table:style-name="InstructionSetOverview.A2" office:value-type="string">
            <text:p text:style-name="P3">Byte 2</text:p>
          </table:table-cell>
          <table:table-cell table:style-name="InstructionSetOverview.A2" office:value-type="string">
            <text:p text:style-name="P3">Byte 1</text:p>
          </table:table-cell>
          <table:table-cell table:style-name="InstructionSetOverview.E2" office:value-type="string">
            <text:p text:style-name="Table_20_Contents"/>
          </table:table-cell>
        </table:table-row>
        <table:table-row>
          <table:table-cell table:style-name="InstructionSetOverview.A2" office:value-type="string">
            <text:p text:style-name="P3">7 6 5 4 3 2 1 0</text:p>
          </table:table-cell>
          <table:table-cell table:style-name="InstructionSetOverview.A2" office:value-type="string">
            <text:p text:style-name="P3">7 6 5 4 3 2 1 0</text:p>
          </table:table-cell>
          <table:table-cell table:style-name="InstructionSetOverview.A2" office:value-type="string">
            <text:p text:style-name="P3">7 6 5 4 3 2 1 0</text:p>
          </table:table-cell>
          <table:table-cell table:style-name="InstructionSetOverview.A2" office:value-type="string">
            <text:p text:style-name="P3">7 6 5 4 3 2 1 0</text:p>
          </table:table-cell>
          <table:table-cell table:style-name="InstructionSetOverview.E2" office:value-type="string">
            <text:p text:style-name="Table_20_Contents"/>
          </table:table-cell>
        </table:table-row>
        <table:table-row table:style-name="InstructionSetOverview.4">
          <table:table-cell table:style-name="InstructionSetOverview.E2" table:number-columns-spanned="5" office:value-type="string">
            <text:p text:style-name="P5">Data Transfer</text:p>
          </table:table-cell>
          <table:covered-table-cell/>
          <table:covered-table-cell/>
          <table:covered-table-cell/>
          <table:covered-table-cell/>
        </table:table-row>
        <table:table-row table:style-name="InstructionSetOverview.5">
          <table:table-cell table:style-name="InstructionSetOverview.A2" office:value-type="string">
            <text:p text:style-name="P3">0 0 0 0 0 0 0 1</text:p>
          </table:table-cell>
          <table:table-cell table:style-name="InstructionSetOverview.A2" office:value-type="string">
            <text:p text:style-name="P3">W 0 0 0 <text:span text:style-name="T7">0</text:span> reg<text:note text:id="ftn1" text:note-class="footnote"><text:note-citation>1</text:note-citation><text:note-body><text:p text:style-name="P18">reg is always 3 bit for Selection of Regisers</text:p></text:note-body></text:note></text:p>
          </table:table-cell>
          <table:table-cell table:style-name="InstructionSetOverview.A2" office:value-type="string">
            <text:p text:style-name="P4">Data <text:span text:style-name="T2">if w=1</text:span></text:p>
          </table:table-cell>
          <table:table-cell table:style-name="InstructionSetOverview.A2" office:value-type="string">
            <text:p text:style-name="P3">Data</text:p>
          </table:table-cell>
          <table:table-cell table:style-name="InstructionSetOverview.E2" office:value-type="string">
            <text:p text:style-name="P15"><text:span text:style-name="T3">MOV </text:span>Immediate to Register</text:p>
          </table:table-cell>
        </table:table-row>
        <table:table-row>
          <table:table-cell table:style-name="InstructionSetOverview.A2" office:value-type="string">
            <text:p text:style-name="P3">0 0 0 0 0 0 1 0</text:p>
          </table:table-cell>
          <table:table-cell table:style-name="InstructionSetOverview.A2" office:value-type="string">
            <text:p text:style-name="P3">W d<text:note text:id="ftn2" text:note-class="footnote"><text:note-citation>2</text:note-citation><text:note-body><text:p text:style-name="Footnote">d = 0 from reg<text:span text:style-name="T8">1</text:span> to reg<text:span text:style-name="T8">2</text:span> - d = 1 from reg<text:span text:style-name="T8">2</text:span> to reg<text:span text:style-name="T8">1</text:span></text:p></text:note-body></text:note> reg1 reg2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6"><text:span text:style-name="T3">MOV </text:span>Register to Register</text:p>
          </table:table-cell>
        </table:table-row>
        <table:table-row>
          <table:table-cell table:style-name="InstructionSetOverview.A2" office:value-type="string">
            <text:p text:style-name="P20">0 0 0 0 0 0 1 1</text:p>
          </table:table-cell>
          <table:table-cell table:style-name="InstructionSetOverview.A2" office:value-type="string">
            <text:p text:style-name="P37">W d<text:note text:id="ftn3" text:note-class="footnote"><text:note-citation>3</text:note-citation><text:note-body><text:p text:style-name="P40">d = 0 save from reg to mem - d = 1 save in reg from mem</text:p></text:note-body></text:note> 0 0 0 reg</text:p>
          </table:table-cell>
          <table:table-cell table:style-name="InstructionSetOverview.A2" office:value-type="string">
            <text:p text:style-name="P37"><office:annotation office:name="__Annotation__1098_1498701022" loext:resolved="false"><dc:creator>Glegrith Fibunacci</dc:creator><dc:date>2023-02-08T17:42:24.375586181</dc:date><meta:creator-initials>GF</meta:creator-initials><text:p text:style-name="P54"><text:span text:style-name="T17">If both address bytes = 0 use BP Register</text:span></text:p></office:annotation>Address high<office:annotation-end office:name="__Annotation__1098_1498701022"/></text:p>
          </table:table-cell>
          <table:table-cell table:style-name="InstructionSetOverview.A2" office:value-type="string">
            <text:p text:style-name="P37">Address low</text:p>
          </table:table-cell>
          <table:table-cell table:style-name="InstructionSetOverview.E2" office:value-type="string">
            <text:p text:style-name="P10"><text:span text:style-name="T11">LOD/STO</text:span> Memory <text:span text:style-name="T9">from/to </text:span>Register</text:p>
          </table:table-cell>
        </table:table-row>
        <table:table-row>
          <table:table-cell table:style-name="InstructionSetOverview.A2" office:value-type="string">
            <text:p text:style-name="P20">0 0 0 0 0 1 0 0</text:p>
          </table:table-cell>
          <table:table-cell table:style-name="InstructionSetOverview.A2" office:value-type="string">
            <text:p text:style-name="P25">W 0 0 0 0 reg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PUSH from Register</text:p>
          </table:table-cell>
        </table:table-row>
        <table:table-row>
          <table:table-cell table:style-name="InstructionSetOverview.A2" office:value-type="string">
            <text:p text:style-name="P20">0 0 0 0 0 1 0 1</text:p>
          </table:table-cell>
          <table:table-cell table:style-name="InstructionSetOverview.A2" office:value-type="string">
            <text:p text:style-name="P42">W 0 0 0 0 reg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2">POP to Register</text:p>
          </table:table-cell>
        </table:table-row>
        <table:table-row>
          <table:table-cell table:style-name="InstructionSetOverview.A2" office:value-type="string">
            <text:p text:style-name="P20">0 0 0 0 0 1 1 0 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Input from port</text:p>
          </table:table-cell>
        </table:table-row>
        <table:table-row>
          <table:table-cell table:style-name="InstructionSetOverview.A2" office:value-type="string">
            <text:p text:style-name="P20">0 0 0 0 0 1 1 1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Output to port</text:p>
          </table:table-cell>
        </table:table-row>
        <table:table-row>
          <table:table-cell table:style-name="InstructionSetOverview.A2" office:value-type="string">
            <text:p text:style-name="P20">0 0 0 0 1 0 0 0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PUSHF Push Flags </text:p>
          </table:table-cell>
        </table:table-row>
        <table:table-row>
          <table:table-cell table:style-name="InstructionSetOverview.A2" office:value-type="string">
            <text:p text:style-name="P20">0 0 0 0 1 0 0 1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POPF Pop Flags</text:p>
          </table:table-cell>
        </table:table-row>
        <table:table-row>
          <table:table-cell table:style-name="InstructionSetOverview.A2" office:value-type="string">
            <text:p text:style-name="P20">0 0 0 0 1 0 1 0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/>
          </table:table-cell>
        </table:table-row>
        <table:table-row>
          <table:table-cell table:style-name="InstructionSetOverview.A2" office:value-type="string">
            <text:p text:style-name="P20">0 0 0 0 1 0 1 1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/>
          </table:table-cell>
        </table:table-row>
        <table:table-row>
          <table:table-cell table:style-name="InstructionSetOverview.E2" table:number-columns-spanned="5" office:value-type="string">
            <text:p text:style-name="P7">Arithmet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46">0 0 1 0 0 0 0 <text:span text:style-name="T15">0</text:span></text:p>
          </table:table-cell>
          <table:table-cell table:style-name="InstructionSetOverview.A2" office:value-type="string">
            <text:p text:style-name="P23">W 0 0 0 0 reg</text:p>
          </table:table-cell>
          <table:table-cell table:style-name="InstructionSetOverview.A2" office:value-type="string">
            <text:p text:style-name="P4">Data <text:span text:style-name="T2">if w=1</text:span></text:p>
          </table:table-cell>
          <table:table-cell table:style-name="InstructionSetOverview.A2" office:value-type="string">
            <text:p text:style-name="P3">Data</text:p>
          </table:table-cell>
          <table:table-cell table:style-name="InstructionSetOverview.E2" office:value-type="string">
            <text:p text:style-name="P23">ADD Immediate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P23"/>
          </table:table-cell>
          <table:table-cell table:style-name="InstructionSetOverview.A2" office:value-type="string">
            <text:p text:style-name="P4"/>
          </table:table-cell>
          <table:table-cell table:style-name="InstructionSetOverview.A2" office:value-type="string">
            <text:p text:style-name="P3"/>
          </table:table-cell>
          <table:table-cell table:style-name="InstructionSetOverview.E2" office:value-type="string">
            <text:p text:style-name="P24">ADD to Reg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P23"/>
          </table:table-cell>
          <table:table-cell table:style-name="InstructionSetOverview.A2" office:value-type="string">
            <text:p text:style-name="P4"/>
          </table:table-cell>
          <table:table-cell table:style-name="InstructionSetOverview.A2" office:value-type="string">
            <text:p text:style-name="P3"/>
          </table:table-cell>
          <table:table-cell table:style-name="InstructionSetOverview.E2" office:value-type="string">
            <text:p text:style-name="P24">ADD to Stack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P23"/>
          </table:table-cell>
          <table:table-cell table:style-name="InstructionSetOverview.A2" office:value-type="string">
            <text:p text:style-name="P4"/>
          </table:table-cell>
          <table:table-cell table:style-name="InstructionSetOverview.A2" office:value-type="string">
            <text:p text:style-name="P3"/>
          </table:table-cell>
          <table:table-cell table:style-name="InstructionSetOverview.E2" office:value-type="string">
            <text:p text:style-name="P24">ADD to Memory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<text:span text:style-name="T6">I</text:span>ADD <text:span text:style-name="T6">Integer Add (Signed)</text:span>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INC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SUB <text:span text:style-name="T6">(Unsigned)</text:span>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9">ISUB Integer Subtract (Signed)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DEC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NEG = change sign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MUL = Multiply (Unsigned)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IMUL integer Multiply (Signed)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DIV Divide (Unsigned)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IDIV Integer Divide (Signed)</text:p>
          </table:table-cell>
        </table:table-row>
        <table:table-row>
          <table:table-cell table:style-name="InstructionSetOverview.E2" table:number-columns-spanned="5" office:value-type="string">
            <text:p text:style-name="P8">Logic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hift righ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hift lef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righ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lef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Throug Carry flag lef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Throug Carry flag righ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NO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AN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OR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XOR</text:p>
          </table:table-cell>
        </table:table-row>
        <table:table-row>
          <table:table-cell table:style-name="InstructionSetOverview.E2" table:number-columns-spanned="5" office:value-type="string">
            <text:p text:style-name="P7">STRING MANIPUL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EP e Repea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MOVS Move Byte/Wor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CMPS Compare Byte/Wor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CAS Scan Byte/Wor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LODS Load Byte/W<text:span text:style-name="T5">or</text:span>d to AL/AX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TOS Stor<text:span text:style-name="T5">e</text:span> Byte/W<text:span text:style-name="T5">or</text:span>d from AL/A<text:span text:style-name="T5">X</text:span></text:p>
          </table:table-cell>
        </table:table-row>
        <table:table-row>
          <table:table-cell table:style-name="InstructionSetOverview.E2" table:number-columns-spanned="5" office:value-type="string">
            <text:p text:style-name="P7">CONTROL TRANSF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<text:span text:style-name="T4">JM</text:span>P Unconditional Jump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E/JZ Jump on Equal/Zero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L/JNGE Jump on Less/Not Greater</text:p>
            <text:p text:style-name="P2">or Equal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LE/JNG Jump on Less or Equal/</text:p>
            <text:p text:style-name="P2">Not Greater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B/JNAE Jump on Below/Not Above</text:p>
            <text:p text:style-name="P2">or Equal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BE/JNA Jump on Below or Equal/</text:p>
            <text:p text:style-name="P2">Not Above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O Jump on Overflow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S Jump on Sign</text:p>
          </table:table-cell>
        </table:table-row>
        <table:table-row table:style-name="InstructionSetOverview.58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E/JNZ e Jump on Not Equal/Not Zero</text:p>
          </table:table-cell>
        </table:table-row>
        <table:table-row table:style-name="InstructionSetOverview.58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L/JGE e Jump on Not Less/Greater</text:p>
            <text:p text:style-name="P2">or Equal</text:p>
          </table:table-cell>
        </table:table-row>
        <text:soft-page-break/>
        <table:table-row table:style-name="InstructionSetOverview.58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LE/JG e Jump on Not Less or Equal/</text:p>
            <text:p text:style-name="P2">Greater</text:p>
          </table:table-cell>
        </table:table-row>
        <table:table-row table:style-name="InstructionSetOverview.58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7">JNB/JAE e Jump on Not Below/Above</text:p>
            <text:p text:style-name="P17">or Equal</text:p>
          </table:table-cell>
        </table:table-row>
        <table:table-row table:style-name="InstructionSetOverview.58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BE/JA e Jump on Not Below or</text:p>
            <text:p text:style-name="P2">Equal/Above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P/JPO e Jump on Not Par/Par Od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7">JNO e Jump on Not Overflow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S e Jump on Not Sign</text:p>
          </table:table-cell>
        </table:table-row>
        <table:table-row>
          <table:table-cell table:style-name="InstructionSetOverview.E2" table:number-columns-spanned="5" office:value-type="string">
            <text:p text:style-name="P7">PROCESSOR CONTRO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WAI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HLT <text:span text:style-name="T5">Halt</text:span>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/>
          </table:table-cell>
        </table:table-row>
      </table:table>
      <text:p text:style-name="P44"/>
      <text:p text:style-name="P43">Notes:</text:p>
      <text:p text:style-name="P43">d = 0 from reg2 to reg1<text:line-break/>d = 1 from reg1 to reg2</text:p>
      <text:h text:style-name="P52" text:outline-level="1">Instruction Set Detailed</text:h>
      <text:p text:style-name="P45">[] = 1 Byte</text:p>
      <text:h text:style-name="P53" text:outline-level="2">ADD Immediate</text:h>
      <text:p text:style-name="P45">Binary: [0010<text:span text:style-name="T12">0</text:span>000] [W000<text:span text:style-name="T12">0</text:span>Reg] [Data if W=1] [Data]</text:p>
      <text:p text:style-name="P45">Example: <text:line-break/><text:tab/>- Add 72 decimal to the AX Register <text:line-break/><text:tab/>- <text:span text:style-name="T12">00100000 10000000 00000000 01001000b <text:line-break/><text:tab/>- </text:span>20 80 <text:span text:style-name="T12">00 48h</text:span></text:p>
      <text:p text:style-name="P47">- Reg is a 3-Bit Number defining which Register the Immediate (Data Bytes) should be calculated with.<text:line-break/>- <text:span text:style-name="T13">The calculation is Register + Immediate</text:span><text:line-break/>- The <text:span text:style-name="T16">r</text:span>esult will be stored in the Register <text:span text:style-name="T12">defined with </text:span>Reg.<text:line-break/>- <text:span text:style-name="T14">If </text:span><text:span text:style-name="T16">result </text:span><text:span text:style-name="T14">goes past 16-Bit Carry flag is set to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2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3" style:family="table-cell" style:data-style-name="N100">
      <style:table-cell-properties fo:padding="0mm" fo:padding-left="0mm" fo:padding-right="0mm" fo:padding-top="0mm" fo:padding-bottom="0mm"/>
    </style:style>
    <style:style style:name="Academic.4" style:family="table-cell" style:data-style-name="N0">
      <style:table-cell-properties fo:padding="0mm" fo:padding-left="0mm" fo:padding-right="0mm" fo:padding-top="0mm" fo:padding-bottom="0mm"/>
    </style:style>
    <style:style style:name="Academic.5" style:family="table-cell" style:data-style-name="N0">
      <style:table-cell-properties fo:padding="0mm" fo:padding-left="0mm" fo:padding-right="0mm" fo:padding-top="0mm" fo:padding-bottom="0mm"/>
    </style:style>
    <style:style style:name="Academic.6" style:family="table-cell" style:data-style-name="N100">
      <style:table-cell-properties fo:padding="0mm" fo:padding-left="0mm" fo:padding-right="0mm" fo:padding-top="0mm" fo:padding-bottom="0mm"/>
    </style:style>
    <style:style style:name="Academic.7" style:family="table-cell" style:data-style-name="N0">
      <style:table-cell-properties fo:padding="0mm" fo:padding-left="0mm" fo:padding-right="0mm" fo:padding-top="0mm" fo:padding-bottom="0mm"/>
    </style:style>
    <style:style style:name="Academic.8" style:family="table-cell" style:data-style-name="N0">
      <style:table-cell-properties fo:padding="0mm" fo:padding-left="0mm" fo:padding-right="0mm" fo:padding-top="0mm" fo:padding-bottom="0mm"/>
    </style:style>
    <style:style style:name="Academic.9" style:family="table-cell" style:data-style-name="N0">
      <style:table-cell-properties fo:padding="0mm" fo:padding-left="0mm" fo:padding-right="0mm" fo:padding-top="0mm" fo:padding-bottom="0mm"/>
    </style:style>
    <style:style style:name="Academic.10" style:family="table-cell" style:data-style-name="N0">
      <style:table-cell-properties fo:padding="0mm" fo:padding-left="0mm" fo:padding-right="0mm" fo:padding-top="0mm" fo:padding-bottom="0mm"/>
    </style:style>
    <style:style style:name="Academic.1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2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3" style:family="table-cell" style:data-style-name="N100">
      <style:table-cell-properties fo:border-bottom="0.74pt solid #000000" fo:padding="0mm" fo:padding-left="0mm" fo:padding-right="0mm" fo:padding-top="0mm" fo:padding-bottom="0mm"/>
    </style:style>
    <style:style style:name="Academic.14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15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6" style:family="table-cell" style:data-style-name="N0">
      <style:table-cell-properties fo:border-bottom="0.74pt solid #000000" fo:padding="0mm" fo:padding-left="0mm" fo:padding-right="0mm" fo:padding-top="0mm" fo:padding-bottom="0mm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2mm" style:distance-after-sep="1.02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27:14.962231723</meta:creation-date>
    <meta:editing-cycles>49</meta:editing-cycles>
    <meta:editing-duration>PT11H14M22S</meta:editing-duration>
    <dc:subject>A simple 16-Bit CPU capable of perfoming classic arithmetic and logic operations.</dc:subject>
    <dc:title>lil CPU</dc:title>
    <dc:date>2023-02-28T17:00:53.240625916</dc:date>
    <meta:generator>LibreOffice/7.3.7.2$Linux_X86_64 LibreOffice_project/30$Build-2</meta:generator>
    <dc:creator>Glegrith Fibunacci</dc:creator>
    <meta:document-statistic meta:table-count="4" meta:image-count="0" meta:object-count="0" meta:page-count="5" meta:paragraph-count="201" meta:word-count="681" meta:character-count="2887" meta:non-whitespace-character-count="2399"/>
    <meta:user-defined meta:name="Editor">MrFibunacci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rFibunacci" VL:creator="" dc:date-time="2023-01-17T16:30:31"/>
  <VL:version-entry VL:title="Version2" VL:comment="" VL:creator="Glegrith Fibunacci" dc:date-time="2023-01-17T16:35:44"/>
  <VL:version-entry VL:title="Version3" VL:comment="Added footnote to Instruction 3" VL:creator="Glegrith Fibunacci" dc:date-time="2023-02-09T17:18:14"/>
  <VL:version-entry VL:title="Version4" VL:comment="Renamed INS 3 and properly added Push and Pop" VL:creator="Glegrith Fibunacci" dc:date-time="2023-02-14T17:21:34"/>
</VL:version-list>
</file>